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officeooo:paragraph-rsid="001047d6" style:font-style-asian="italic" style:font-weight-asian="bold" style:font-style-complex="italic" style:font-weight-complex="bold"/>
    </style:style>
    <style:style style:name="P2" style:family="paragraph" style:parent-style-name="Standard">
      <style:text-properties fo:font-style="normal" style:text-underline-style="none" fo:font-weight="normal" officeooo:paragraph-rsid="001047d6" style:font-style-asian="normal" style:font-weight-asian="normal" style:font-style-complex="normal" style:font-weight-complex="normal"/>
    </style:style>
    <style:style style:name="P3" style:family="paragraph">
      <style:paragraph-properties fo:text-align="center"/>
    </style:style>
    <style:style style:name="T1" style:family="text">
      <style:text-properties officeooo:rsid="001047d6"/>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path text:anchor-type="paragraph" draw:z-index="0" draw:style-name="gr1" draw:text-style-name="P3" svg:width="0.3886in" svg:height="0.1185in" draw:transform="rotate (-1.8158405537749) translate (0.770080047607558in 0.2170072050349in)" svg:viewBox="0 0 988 302" svg:d="m0 302c260-23 566 22 770-193l218-109"><text:p/></draw:path><draw:path text:anchor-type="paragraph" draw:z-index="1" draw:style-name="gr1" draw:text-style-name="P3" svg:width="1.187in" svg:height="0.439in" svg:x="0.9882in" svg:y="0.1445in" svg:viewBox="0 0 3016 1116" svg:d="m0 31c686-95 1374 43 2037 212 350 89 727 250 926 582v265l53 26"><text:p/></draw:path><draw:path text:anchor-type="paragraph" draw:z-index="2" draw:style-name="gr1" draw:text-style-name="P3" svg:width="2.7776in" svg:height="3.1681in" draw:transform="skewX (-1.97958466849342E-017) rotate (0.726580567605239) translate (1.04547465306935in 0.0677381152294008in)" svg:viewBox="0 0 7056 8048" svg:d="m0 20c652-107 1165 242 1731 441 502 177 941 504 1396 780 286 175 546 384 804 609 335 292 606 635 954 918 246 201 474 434 659 693 275 385 499 811 692 1252 129 295 292 580 426 874 127 276 178 583 295 864 136 328 113 690 42 1028l-57 303-60 266"><text:p/></draw:path><text:span text:style-name="T1">Zahlungsarten:</text:span></text:p>
      <text:p text:style-name="P1"><text:span text:style-name="T1"/></text:p>
      <text:p text:style-name="P2"><text:span text:style-name="T1"/></text:p>
      <text:p text:style-name="P2"><text:span text:style-name="T1">Bare Zahlung<text:tab/><text:tab/><text:tab/>halb-bare Zalung<text:tab/><text:tab/><text:tab/>unbare Zahlung</text:span></text:p>
      <text:p text:style-name="P2"><text:span text:style-name="T1"/></text:p>
      <text:p text:style-name="P2"><text:span text:style-name="T1"/></text:p>
      <text:p text:style-name="P2"><text:span text:style-name="T1">Bargeld ↔ Bar<text:tab/><text:tab/>Barg. ↔ Konto<text:tab/><text:tab/><text:tab/>Konto ↔ Konto<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3-03-27T09:32:12</meta:creation-date>
    <dc:date>2013-03-27T09:35:35</dc:date>
    <dc:creator>root </dc:creator>
    <meta:editing-duration>P0D</meta:editing-duration>
    <meta:editing-cycles>1</meta:editing-cycles>
    <meta:document-statistic meta:table-count="0" meta:image-count="0" meta:object-count="0" meta:page-count="1" meta:paragraph-count="3" meta:word-count="16" meta:character-count="109" meta:non-whitespace-character-count="86"/>
    <meta:generator>LibreOffice/4.0.0.2$Linux_x86 LibreOffice_project/408fe71bd18616c467b3dcd7ab6756528ffcae2</meta:generator>
  </office:meta>
</office:document-meta>
</file>